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805cm" table:align="margins" style:may-break-between-rows="false"/>
    </style:style>
    <style:style style:name="Tableau1.A" style:family="table-column">
      <style:table-column-properties style:column-width="0.984cm" style:rel-column-width="3838*"/>
    </style:style>
    <style:style style:name="Tableau1.B" style:family="table-column">
      <style:table-column-properties style:column-width="1.529cm" style:rel-column-width="5963*"/>
    </style:style>
    <style:style style:name="Tableau1.C" style:family="table-column">
      <style:table-column-properties style:column-width="1.452cm" style:rel-column-width="5661*"/>
    </style:style>
    <style:style style:name="Tableau1.D" style:family="table-column">
      <style:table-column-properties style:column-width="3.007cm" style:rel-column-width="11728*"/>
    </style:style>
    <style:style style:name="Tableau1.E" style:family="table-column">
      <style:table-column-properties style:column-width="9.832cm" style:rel-column-width="3834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769cm" table:align="left" style:may-break-between-rows="false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2.928cm"/>
    </style:style>
    <style:style style:name="Tableau3.C" style:family="table-column">
      <style:table-column-properties style:column-width="1.323cm"/>
    </style:style>
    <style:style style:name="Tableau3.D" style:family="table-column">
      <style:table-column-properties style:column-width="3.032cm"/>
    </style:style>
    <style:style style:name="Tableau3.E" style:family="table-column">
      <style:table-column-properties style:column-width="8.475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6.805cm" table:align="margins" style:may-break-between-rows="false"/>
    </style:style>
    <style:style style:name="Tableau5.A" style:family="table-column">
      <style:table-column-properties style:column-width="0.984cm" style:rel-column-width="3838*"/>
    </style:style>
    <style:style style:name="Tableau5.B" style:family="table-column">
      <style:table-column-properties style:column-width="1.529cm" style:rel-column-width="5963*"/>
    </style:style>
    <style:style style:name="Tableau5.C" style:family="table-column">
      <style:table-column-properties style:column-width="1.452cm" style:rel-column-width="5661*"/>
    </style:style>
    <style:style style:name="Tableau5.D" style:family="table-column">
      <style:table-column-properties style:column-width="3.007cm" style:rel-column-width="11728*"/>
    </style:style>
    <style:style style:name="Tableau5.E" style:family="table-column">
      <style:table-column-properties style:column-width="9.832cm" style:rel-column-width="3834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A4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805cm" table:align="margins" style:may-break-between-rows="false"/>
    </style:style>
    <style:style style:name="Tableau7.A" style:family="table-column">
      <style:table-column-properties style:column-width="0.982cm" style:rel-column-width="3831*"/>
    </style:style>
    <style:style style:name="Tableau7.B" style:family="table-column">
      <style:table-column-properties style:column-width="1.686cm" style:rel-column-width="6576*"/>
    </style:style>
    <style:style style:name="Tableau7.C" style:family="table-column">
      <style:table-column-properties style:column-width="1.295cm" style:rel-column-width="5049*"/>
    </style:style>
    <style:style style:name="Tableau7.D" style:family="table-column">
      <style:table-column-properties style:column-width="4.071cm" style:rel-column-width="15876*"/>
    </style:style>
    <style:style style:name="Tableau7.E" style:family="table-column">
      <style:table-column-properties style:column-width="8.77cm" style:rel-column-width="3420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A4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6.769cm" table:align="left" style:may-break-between-rows="false"/>
    </style:style>
    <style:style style:name="Tableau14.A" style:family="table-column">
      <style:table-column-properties style:column-width="1.011cm"/>
    </style:style>
    <style:style style:name="Tableau14.B" style:family="table-column">
      <style:table-column-properties style:column-width="2.928cm"/>
    </style:style>
    <style:style style:name="Tableau14.C" style:family="table-column">
      <style:table-column-properties style:column-width="1.323cm"/>
    </style:style>
    <style:style style:name="Tableau14.D" style:family="table-column">
      <style:table-column-properties style:column-width="3.059cm"/>
    </style:style>
    <style:style style:name="Tableau14.E" style:family="table-column">
      <style:table-column-properties style:column-width="8.449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6.769cm" table:align="left" style:may-break-between-rows="false"/>
    </style:style>
    <style:style style:name="Tableau15.A" style:family="table-column">
      <style:table-column-properties style:column-width="1.011cm"/>
    </style:style>
    <style:style style:name="Tableau15.B" style:family="table-column">
      <style:table-column-properties style:column-width="2.928cm"/>
    </style:style>
    <style:style style:name="Tableau15.C" style:family="table-column">
      <style:table-column-properties style:column-width="1.323cm"/>
    </style:style>
    <style:style style:name="Tableau15.D" style:family="table-column">
      <style:table-column-properties style:column-width="3.059cm"/>
    </style:style>
    <style:style style:name="Tableau15.E" style:family="table-column">
      <style:table-column-properties style:column-width="8.449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4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6.769cm" table:align="left" style:may-break-between-rows="false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2.928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3.059cm"/>
    </style:style>
    <style:style style:name="Tableau8.E" style:family="table-column">
      <style:table-column-properties style:column-width="8.449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A4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6.805cm" table:align="margins" style:may-break-between-rows="false"/>
    </style:style>
    <style:style style:name="Tableau9.A" style:family="table-column">
      <style:table-column-properties style:column-width="0.982cm" style:rel-column-width="3831*"/>
    </style:style>
    <style:style style:name="Tableau9.B" style:family="table-column">
      <style:table-column-properties style:column-width="1.686cm" style:rel-column-width="6576*"/>
    </style:style>
    <style:style style:name="Tableau9.C" style:family="table-column">
      <style:table-column-properties style:column-width="1.295cm" style:rel-column-width="5049*"/>
    </style:style>
    <style:style style:name="Tableau9.D" style:family="table-column">
      <style:table-column-properties style:column-width="4.071cm" style:rel-column-width="15876*"/>
    </style:style>
    <style:style style:name="Tableau9.E" style:family="table-column">
      <style:table-column-properties style:column-width="8.77cm" style:rel-column-width="3420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A4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6.769cm" table:align="left" style:may-break-between-rows="false"/>
    </style:style>
    <style:style style:name="Tableau13.A" style:family="table-column">
      <style:table-column-properties style:column-width="1.011cm"/>
    </style:style>
    <style:style style:name="Tableau13.B" style:family="table-column">
      <style:table-column-properties style:column-width="2.928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3.059cm"/>
    </style:style>
    <style:style style:name="Tableau13.E" style:family="table-column">
      <style:table-column-properties style:column-width="8.449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A4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805cm" table:align="margins" style:may-break-between-rows="false"/>
    </style:style>
    <style:style style:name="Tableau11.A" style:family="table-column">
      <style:table-column-properties style:column-width="0.982cm" style:rel-column-width="3831*"/>
    </style:style>
    <style:style style:name="Tableau11.B" style:family="table-column">
      <style:table-column-properties style:column-width="1.686cm" style:rel-column-width="6576*"/>
    </style:style>
    <style:style style:name="Tableau11.C" style:family="table-column">
      <style:table-column-properties style:column-width="1.295cm" style:rel-column-width="5049*"/>
    </style:style>
    <style:style style:name="Tableau11.D" style:family="table-column">
      <style:table-column-properties style:column-width="4.071cm" style:rel-column-width="15876*"/>
    </style:style>
    <style:style style:name="Tableau11.E" style:family="table-column">
      <style:table-column-properties style:column-width="8.77cm" style:rel-column-width="34203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A4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0.984cm" style:rel-column-width="3794*"/>
    </style:style>
    <style:style style:name="Tableau4.B" style:family="table-column">
      <style:table-column-properties style:column-width="16.014cm" style:rel-column-width="61741*"/>
    </style:style>
    <style:style style:name="Tableau4.A1" style:family="table-cell">
      <style:table-cell-properties fo:padding="0cm" fo:border="none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0.984cm" style:rel-column-width="3794*"/>
    </style:style>
    <style:style style:name="Tableau12.B" style:family="table-column">
      <style:table-column-properties style:column-width="16.014cm" style:rel-column-width="61741*"/>
    </style:style>
    <style:style style:name="Tableau12.A1" style:family="table-cell">
      <style:table-cell-properties fo:padding="0cm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P14" style:family="paragraph" style:parent-style-name="Heading_20_3">
      <style:paragraph-properties fo:text-align="justify" style:justify-single-word="false"/>
      <style:text-properties fo:language="en" fo:country="US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4">
      <style:text-properties fo:language="en" fo:country="US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19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EP #45 : Xcos palette management</text:h>
      <text:p text:style-name="P7"/>
      <text:p text:style-name="P6"/>
      <text:p text:style-name="P6">Title: Xcos palette management</text:p>
      <text:p text:style-name="P6">Version: 1.0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3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4" text:outline-level="3">Abstract</text:h>
      <text:p text:style-name="P6">This SEP propose a syntax to manage palette for the Scilab/Xcos application.</text:p>
      <text:p text:style-name="P6"/>
      <text:p text:style-name="P6">This SEP introduce two kind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4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n Scicos replacement (upgrade from Scilab older versions).</text:p>
      <text:p text:style-name="P3">Furthermore, on a external module update context, developers will need some macros to import old Scicos palettes.</text:p>
      <text:h text:style-name="P16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<text:soft-page-break/>Add a block to a palette instance.</text:p>
                  <text:p text:style-name="P9"/>
                  <text:p text:style-name="P9"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1661942518" text:style-name="L1">
                    <text:list-item>
                      <text:p text:style-name="P18">block macro name</text:p>
                    </text:list-item>
                    <text:list-item>
                      <text:p text:style-name="P18">block instance</text:p>
                    </text:list-item>
                    <text:list-item>
                      <text:p text:style-name="P18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name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16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1875262404" text:style-name="L2">
                    <text:list-item>
                      <text:p text:style-name="P19">'Palette' mlist</text:p>
                    </text:list-item>
                    <text:list-item>
                      <text:p text:style-name="P19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><text:soft-page-break/></text:p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 or string[]</text:p>
                </table:table-cell>
                <table:table-cell table:style-name="Tableau14.A1" office:value-type="string">
                  <text:p text:style-name="P9">category name (simple or path)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<text:soft-page-break/>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p text:style-name="P2"/>
      <text:h text:style-name="P16" text:outline-level="4">Importing an old Scicos palette</text:h>
      <text:p text:style-name="P2">To ease the migration from scicos to Xcos, we need some macros which mimic Scicos behavior and which can convert a Scicos palette to an xcos one. To reduce the number of macros, we are reusing the palette constructor to import Scicos palettes.</text:p>
      <text:p text:style-name="P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15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/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/>
            <text:p text:style-name="P12">xcosPalAdd(pal);</text:p>
            <text:p text:style-name="P12"/>
          </table:table-cell>
        </table:table-row>
      </table:table>
      <text:h text:style-name="P14" text:outline-level="3">Future</text:h>
      <text:p text:style-name="Text_20_body"><text:span text:style-name="T6">In the futur, the third argument of the “</text:span><text:span text:style-name="T3">xcosPalAdd</text:span><text:span text:style-name="T6">” method will be able to take a jgraphx style representation and not only an image representation. This will allow users to fully customize their </text:span><text:span text:style-name="T6">blocks.</text:span></text:p>
      <text:h text:style-name="P14" text:outline-level="3"><text:soft-page-break/>Changelog</text:h>
      <text:p text:style-name="P3"><text:tab/><text:span text:style-name="T2">1.0 – Clément DAVID &lt;</text:span><text:a xlink:type="simple" xlink:href="mailto:clement.david@scilab.org"><text:span text:style-name="T2">clement.david@scilab.org</text:span></text:a><text:span text:style-name="T2">&gt; - initial version</text:span></text:p>
      <text:h text:style-name="P14" text:outline-level="3">Copyright</text:h>
      <text:p text:style-name="P5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creator>Clément DAVID</dc:creator>
    <dc:date>2010-06-09T11:07:05</dc:date>
    <meta:editing-cycles>40</meta:editing-cycles>
    <meta:editing-duration>PT14H26M13S</meta:editing-duration>
    <meta:document-statistic meta:table-count="15" meta:image-count="0" meta:object-count="0" meta:page-count="5" meta:paragraph-count="210" meta:word-count="1038" meta:character-count="6275"/>
    <meta:user-defined meta:name="Info 1"/>
    <meta:user-defined meta:name="Info 2"/>
    <meta:user-defined meta:name="Info 3"/>
    <meta:user-defined meta:name="Info 4"/>
  </office:meta>
</office:document-meta>
</file>